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5167in" table:align="right"/>
    </style:style>
    <style:style style:name="Table2.A" style:family="table-column">
      <style:table-column-properties style:column-width="4.9667in"/>
    </style:style>
    <style:style style:name="Table2.B" style:family="table-column">
      <style:table-column-properties style:column-width="2.5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68eb9f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weight="bold" officeooo:rsid="0081867c" officeooo:paragraph-rsid="0081867c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81867c" officeooo:paragraph-rsid="0081867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officeooo:rsid="0081867c" officeooo:paragraph-rsid="0081867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68eb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8eb9f" officeooo:paragraph-rsid="0068eb9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8eb9f" officeooo:paragraph-rsid="0068eb9f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officeooo:rsid="00713bd3" officeooo:paragraph-rsid="00713bd3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officeooo:rsid="00847d2c" officeooo:paragraph-rsid="00847d2c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officeooo:rsid="00847d2c" officeooo:paragraph-rsid="00847d2c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officeooo:rsid="00878ae9" officeooo:paragraph-rsid="00878ae9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DejaVu Sans Condensed" officeooo:rsid="00878ae9" officeooo:paragraph-rsid="00878ae9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officeooo:rsid="0081867c" officeooo:paragraph-rsid="0081867c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officeooo:rsid="0081867c" officeooo:paragraph-rsid="00853bd0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officeooo:rsid="0081867c" officeooo:paragraph-rsid="00853bd0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officeooo:rsid="00853bd0" officeooo:paragraph-rsid="00892d3f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officeooo:rsid="0082d259" officeooo:paragraph-rsid="00853bd0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weight="bold" officeooo:rsid="00853bd0" officeooo:paragraph-rsid="00892d3f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3bd3" officeooo:paragraph-rsid="00713bd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5985" officeooo:paragraph-rsid="007a5985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officeooo:paragraph-rsid="0081867c"/>
    </style:style>
    <style:style style:name="P25" style:family="paragraph" style:parent-style-name="Standard" style:list-style-name="L9">
      <style:paragraph-properties fo:text-align="start" style:justify-single-word="false"/>
      <style:text-properties officeooo:paragraph-rsid="00906cec"/>
    </style:style>
    <style:style style:name="P26" style:family="paragraph" style:parent-style-name="Standard" style:list-style-name="L10">
      <style:paragraph-properties fo:text-align="start" style:justify-single-word="false"/>
      <style:text-properties officeooo:paragraph-rsid="00853bd0"/>
    </style:style>
    <style:style style:name="P27" style:family="paragraph" style:parent-style-name="Standard" style:list-style-name="L11">
      <style:paragraph-properties fo:text-align="start" style:justify-single-word="false"/>
      <style:text-properties officeooo:paragraph-rsid="00906cec"/>
    </style:style>
    <style:style style:name="T1" style:family="text">
      <style:text-properties officeooo:rsid="0035db3e"/>
    </style:style>
    <style:style style:name="T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fo:font-size="12pt" style:text-underline-style="none" fo:font-weight="normal" officeooo:rsid="0068eb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53bd0" style:font-weight-asian="bold" style:font-weight-complex="bold"/>
    </style:style>
    <style:style style:name="T7" style:family="text">
      <style:text-properties fo:font-weight="bold" officeooo:rsid="00892d3f" style:font-weight-asian="bold" style:font-weight-complex="bold"/>
    </style:style>
    <style:style style:name="T8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d62f6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853bd0" style:font-size-asian="12pt" style:font-weight-asian="bold" style:font-size-complex="12pt" style:font-weight-complex="bold"/>
    </style:style>
    <style:style style:name="T15" style:family="text">
      <style:text-properties officeooo:rsid="008008c1"/>
    </style:style>
    <style:style style:name="T16" style:family="text">
      <style:text-properties officeooo:rsid="00853bd0"/>
    </style:style>
    <style:style style:name="T17" style:family="text">
      <style:text-properties officeooo:rsid="00864efb"/>
    </style:style>
    <style:style style:name="T18" style:family="text">
      <style:text-properties officeooo:rsid="00892d3f"/>
    </style:style>
    <style:style style:name="T19" style:family="text">
      <style:text-properties officeooo:rsid="008afdc1"/>
    </style:style>
    <style:style style:name="T20" style:family="text">
      <style:text-properties officeooo:rsid="008c07c6"/>
    </style:style>
    <style:style style:name="T21" style:family="text">
      <style:text-properties officeooo:rsid="008d98ab"/>
    </style:style>
    <style:style style:name="T22" style:family="text">
      <style:text-properties officeooo:rsid="008ea1ba"/>
    </style:style>
    <style:style style:name="T23" style:family="text">
      <style:text-properties officeooo:rsid="00906cec"/>
    </style:style>
    <style:style style:name="T24" style:family="text">
      <style:text-properties style:font-name="DejaVu Sans Condensed" fo:font-weight="bold" officeooo:rsid="00853bd0" style:font-weight-asian="bold" style:font-weight-complex="bold"/>
    </style:style>
    <style:style style:name="T25" style:family="text">
      <style:text-properties style:font-name="DejaVu Sans Condensed" fo:font-weight="bold" officeooo:rsid="0081867c" style:font-weight-asian="bold" style:font-weight-complex="bold"/>
    </style:style>
    <style:style style:name="T26" style:family="text">
      <style:text-properties style:font-name="DejaVu Sans Condensed" fo:font-weight="bold" officeooo:rsid="00906cec" style:font-weight-asian="bold" style:font-weight-complex="bold"/>
    </style:style>
    <style:style style:name="T27" style:family="text">
      <style:text-properties style:font-name="DejaVu Sans Condensed" fo:font-weight="bold" officeooo:rsid="0082d259" style:font-weight-asian="bold" style:font-weight-complex="bold"/>
    </style:style>
    <style:style style:name="T28" style:family="text">
      <style:text-properties style:font-name="DejaVu Sans Condensed" fo:font-weight="bold" officeooo:rsid="00878ae9" style:font-weight-asian="bold" style:font-weight-complex="bold"/>
    </style:style>
    <style:style style:name="T29" style:family="text">
      <style:text-properties style:font-name="DejaVu Sans Condensed" officeooo:rsid="00853bd0"/>
    </style:style>
    <style:style style:name="T30" style:family="text">
      <style:text-properties style:font-name="DejaVu Sans Condensed" officeooo:rsid="0081867c"/>
    </style:style>
    <style:style style:name="T31" style:family="text">
      <style:text-properties style:font-name="DejaVu Sans Condensed" officeooo:rsid="00906cec"/>
    </style:style>
    <style:style style:name="T32" style:family="text">
      <style:text-properties style:font-name="DejaVu Sans Condensed" officeooo:rsid="0082d2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">xx</text:span> - Controls</text:p>
          </table:table-cell>
          <table:table-cell table:style-name="Table1.A1" office:value-type="string">
            <text:p text:style-name="P4">2xx - Ground</text:p>
          </table:table-cell>
          <table:table-cell table:style-name="Table1.C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D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1"><text:span text:style-name="T8">3</text:span><text:span text:style-name="T9">0</text:span><text:span text:style-name="T10">2</text:span><text:span text:style-name="T11"> -</text:span><text:span text:style-name="T12"> </text:span><text:span text:style-name="T8">Flight </text:span><text:span text:style-name="T12">-</text:span><text:span text:style-name="T11"> </text:span><text:span text:style-name="T13">Autopilot, </text:span><text:span text:style-name="T14">TFR</text:span></text:p>
      <text:p text:style-name="P9"/>
      <text:p text:style-name="P10">Autopilot</text:p>
      <text:list text:style-name="L1">
        <text:list-item>
          <text:p text:style-name="P11"><text:span text:style-name="T3">P</text:span><text:span text:style-name="T2">ress </text:span><text:span text:style-name="T4">A/P</text:span><text:span text:style-name="T2"> button on </text:span><text:span text:style-name="T4">UFC</text:span><text:span text:style-name="T2"> to turn autopilot on and show the </text:span><text:span text:style-name="T4">Autopilot menu</text:span><text:span text:style-name="T2">.</text:span></text:p>
          <text:list>
            <text:list-item>
              <text:p text:style-name="P22">Press <text:span text:style-name="T5">A/P</text:span> button again or press <text:span text:style-name="T5">Paddle Switch</text:span> (<text:span text:style-name="T5">Brake Lever</text:span>) to turn the <text:span text:style-name="T5">autopilot off</text:span>.</text:p>
            </text:list-item>
            <text:list-item>
              <text:p text:style-name="P22">Initial A/P mode (<text:span text:style-name="T5">ATT</text:span> or <text:span text:style-name="T5">HDG</text:span>) depends on current pitch and roll.</text:p>
            </text:list-item>
          </text:list>
        </text:list-item>
        <text:list-item>
          <text:p text:style-name="P22">First line of the Autopilot menu shows the current mode: <text:span text:style-name="T5">OFF</text:span>, <text:span text:style-name="T5">HDG</text:span>, <text:span text:style-name="T5">ATT</text:span>, <text:span text:style-name="T5">ALT</text:span>; or one of the "blended" modes: <text:span text:style-name="T5">HDG</text:span>, <text:span text:style-name="T5">NAV</text:span>, <text:span text:style-name="T5">GT</text:span>, <text:span text:style-name="T5">CRS</text:span>, <text:span text:style-name="T5">TCN</text:span>.</text:p>
        </text:list-item>
        <text:list-item>
          <text:p text:style-name="P22">Press <text:span text:style-name="T5">L2 OSB</text:span> to toggle <text:span text:style-name="T5">Steer Mode coupling</text:span> (couples with Steering Mode set on HSI page).</text:p>
          <text:list>
            <text:list-item>
              <text:p text:style-name="P23"><text:span text:style-name="T5">NOTE</text:span> Must be in <text:span text:style-name="T5">NAV Master Mode</text:span> to engage steering coupling<text:span text:style-name="T17">??</text:span></text:p>
            </text:list-item>
          </text:list>
        </text:list-item>
        <text:list-item>
          <text:p text:style-name="P22">Press <text:span text:style-name="T5">L3 OSB</text:span> to toggle <text:span text:style-name="T5">Altitude coupling</text:span>.</text:p>
          <text:list>
            <text:list-item>
              <text:p text:style-name="P22">With Altitude coupling on, press <text:span text:style-name="T5">L4 OSB</text:span> to toggle <text:span text:style-name="T5">BARO</text:span> or <text:span text:style-name="T5">RAD</text:span> altitude<text:span text:style-name="T15">.</text:span></text:p>
            </text:list-item>
            <text:list-item>
              <text:p text:style-name="P22">Press <text:span text:style-name="T5">R3 OSB</text:span> to select an altitude to hold, 1,000 to 50,000 ft (or "10" to "50"). <text:s/>Plane will climb or dive, trying to hold constant airspeed to constant Mach as shown next to R4 OSB.</text:p>
            </text:list-item>
          </text:list>
        </text:list-item>
      </text:list>
      <text:p text:style-name="P2"/>
      <text:p text:style-name="P5">TFR -- WIP</text:p>
      <text:list text:style-name="L2">
        <text:list-item>
          <text:p text:style-name="P12">Limits:</text:p>
        </text:list-item>
      </text:list>
      <text:list text:style-name="L3">
        <text:list-item>
          <text:list>
            <text:list-item>
              <text:p text:style-name="P13">Min speed: 360 KIAS or 400 KGS, whichever is higher</text:p>
            </text:list-item>
            <text:list-item>
              <text:p text:style-name="P13">Max speed: 0.97 Mach</text:p>
            </text:list-item>
            <text:list-item>
              <text:p text:style-name="P13">Roll: 60 deg right, 45 deg left (difference due to pod location under plane), less with increased G</text:p>
            </text:list-item>
            <text:list-item>
              <text:p text:style-name="P13">FLY UP: If outside the roll limits &gt; 2 secs, or under 75% of the TFR clearance altitude &gt; 2 secs.</text:p>
            </text:list-item>
          </text:list>
        </text:list-item>
      </text:list>
      <text:list xml:id="list1224913960" text:style-name="L4">
        <text:list-item>
          <text:p text:style-name="P14">Set up terrain following clearance height and ride on <text:span text:style-name="T5">TF</text:span> MFD page.</text:p>
        </text:list-item>
        <text:list-item>
          <text:p text:style-name="P14">Then set switches to activate terrain following:</text:p>
        </text:list-item>
      </text:list>
      <text:list xml:id="list3375686521" text:style-name="L9">
        <text:list-item>
          <text:list>
            <text:list-item>
              <text:p text:style-name="P24"><text:span text:style-name="T24">TF RDR</text:span><text:span text:style-name="T29"> ... </text:span><text:span text:style-name="T25">ON</text:span><text:span text:style-name="T29"> (</text:span><text:span text:style-name="T30">left console middle</text:span><text:span text:style-name="T29">)</text:span><text:span text:style-name="T31"> (</text:span><text:span text:style-name="T26">T4 switch</text:span><text:span text:style-name="T31"> on throttle base)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26"><text:span text:style-name="T29">When ON, TF radar will be transmitting, and symbology will appear on HUD.</text:span></text:p>
                </text:list-item>
              </text:list>
            </text:list-item>
          </text:list>
        </text:list-item>
      </text:list>
      <text:list xml:id="list152455290957438" text:continue-list="list3375686521" text:style-name="L9">
        <text:list-item>
          <text:list>
            <text:list-item>
              <text:p text:style-name="P25"><text:span text:style-name="T30">Couple to autopilot with </text:span><text:span text:style-name="T27">TF </text:span><text:span text:style-name="T25">COUPLE</text:span><text:span text:style-name="T30"> switch on left console forward</text:span><text:span text:style-name="T31"> (</text:span><text:span text:style-name="T26">T3 switch</text:span><text:span text:style-name="T31"> on throttle base)</text:span><text:span text:style-name="T30">.</text:span>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27"><text:span text:style-name="T32">When coupled, autopilot will handle the altitude, you manually steer with roll. <text:s/>Use </text:span><text:span text:style-name="T27">A</text:span><text:span text:style-name="T28">/</text:span><text:span text:style-name="T27">P</text:span><text:span text:style-name="T32"> page on UFC to enable other AP modes e.g. </text:span><text:span text:style-name="T29">NAV</text:span><text:span text:style-name="T31"> to follow steerpoints</text:span><text:span text:style-name="T32">.</text:span>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p text:style-name="P20"><text:span text:style-name="T16">If </text:span><text:span text:style-name="T6">Auto Fly Up</text:span><text:span text:style-name="T16"> switch is armed (down), and TF</text:span><text:span text:style-name="T23"> RDR</text:span><text:span text:style-name="T16"> is </text:span><text:span text:style-name="T23">ON</text:span><text:span text:style-name="T16"> (regardless of TF COUPLE switch setting), FLY UP will happen automatically. <text:s/>If Auto Fly Up switch is disarmed (up), FLY UP will only be automatic if TF COUPLE switch is ON.</text:span></text:p>
            </text:list-item>
          </text:list>
        </text:list-item>
      </text:list>
      <text:list xml:id="list152455184040087" text:continue-list="list1224913960" text:style-name="L4">
        <text:list-item>
          <text:p text:style-name="P16"><text:span text:style-name="T6">TF</text:span><text:span text:style-name="T16"> </text:span><text:span text:style-name="T23">MFD </text:span><text:span text:style-name="T16">page </text:span>shows TFR clearance heights on top OSBs. <text:s/>Allowed <text:span text:style-name="T23">heights</text:span> can change for different modes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Mode<text:span text:style-name="T19"> (B1-B5 OSBs</text:span><text:span text:style-name="T22">;</text:span><text:span text:style-name="T20"> B3 OSB toggle</text:span><text:span text:style-name="T21">s</text:span><text:span text:style-name="T20"> WX1/WX2</text:span><text:span text:style-name="T19">)</text:span></text:p>
          </table:table-cell>
          <table:table-cell table:style-name="Table2.B1" office:value-type="string">
            <text:p text:style-name="P6">Allowed heights</text:p>
          </table:table-cell>
        </table:table-row>
        <table:table-row>
          <table:table-cell table:style-name="Table2.A2" office:value-type="string">
            <text:p text:style-name="P7"><text:span text:style-name="T5">NORM</text:span>, <text:span text:style-name="T5">ECCM</text:span>, <text:span text:style-name="T5">WX1</text:span> (Weather Mode 1)</text:p>
          </table:table-cell>
          <table:table-cell table:style-name="Table2.B2" office:value-type="string">
            <text:p text:style-name="P7">200, 300, 400, 500, 1000</text:p>
          </table:table-cell>
        </table:table-row>
        <table:table-row>
          <table:table-cell table:style-name="Table2.A2" office:value-type="string">
            <text:p text:style-name="P7"><text:span text:style-name="T5">WX2</text:span> (Weather Mode 2), <text:span text:style-name="T5">LPI</text:span> (Low Probability of Intercept)</text:p>
          </table:table-cell>
          <table:table-cell table:style-name="Table2.B2" office:value-type="string">
            <text:p text:style-name="P7">500, 1000</text:p>
          </table:table-cell>
        </table:table-row>
        <table:table-row>
          <table:table-cell table:style-name="Table2.A2" office:value-type="string">
            <text:p text:style-name="P7"><text:span text:style-name="T5">VLC</text:span> (Very Low Clearance)</text:p>
          </table:table-cell>
          <table:table-cell table:style-name="Table2.B2" office:value-type="string">
            <text:p text:style-name="P7">100, 200, 300, 400, 500, 1000</text:p>
          </table:table-cell>
        </table:table-row>
      </table:table>
      <text:list xml:id="list152453359788649" text:continue-numbering="true" text:style-name="L4">
        <text:list-item>
          <text:p text:style-name="P16"><text:span text:style-name="T5">Adjust ride</text:span> with <text:span text:style-name="T5">L5 OSB</text:span>, <text:span text:style-name="T5">SOFT</text:span> or <text:span text:style-name="T5">HARD</text:span>. <text:s/>Max pullup will always be 2 Gs, SOFT gives -0.45 G pushover, <text:span text:style-name="T16">HARD gives </text:span>-0.9 G pushover.</text:p>
        </text:list-item>
        <text:list-item>
          <text:p text:style-name="P16">Set TFR channel with <text:span text:style-name="T5">L3/L4 OSBs</text:span> to avoid interference with other flight members.</text:p>
        </text:list-item>
        <text:list-item>
          <text:p text:style-name="P17">E-scope shows a side view of the flight path<text:span text:style-name="T16">; you are on the left side of the screen</text:span>. <text:s/>Range scale (logarithmic) is shown at the bottom.<text:span text:style-name="T16"> <text:s/>Display symbology:</text:span></text:p>
        </text:list-item>
      </text:list>
      <text:list text:style-name="L6">
        <text:list-item>
          <text:list>
            <text:list-item>
              <text:p text:style-name="P18">Horizontal line through the middle is your current flight path (velocity vector).</text:p>
            </text:list-item>
            <text:list-item>
              <text:p text:style-name="P18"><text:span text:style-name="T16">Top curved line is </text:span><text:span text:style-name="T6">Obstacle Warning Line</text:span><text:span text:style-name="T16">.</text:span></text:p>
            </text:list-item>
            <text:list-item>
              <text:p text:style-name="P18"><text:span text:style-name="T16">Bottom curved line is </text:span><text:span text:style-name="T6">Zero Command Line</text:span><text:span text:style-name="T16">.</text:span></text:p>
            </text:list-item>
            <text:list-item>
              <text:p text:style-name="P18"><text:span text:style-name="T6">Raw</text:span><text:span text:style-name="T16"> radar returns are shown just under the </text:span><text:span text:style-name="T6">Synthetic</text:span><text:span text:style-name="T16"> terrain line.</text:span></text:p>
            </text:list-item>
            <text:list-item>
              <text:p text:style-name="P18">Command Path?? line should ideally always be between Synthetic Returns and Emergency Pullup line at the top.</text:p>
            </text:list-item>
          </text:list>
        </text:list-item>
      </text:list>
      <text:list xml:id="list152454429246838" text:continue-list="list152453359788649" text:style-name="L4">
        <text:list-item>
          <text:p text:style-name="P21">To recover from FLY UP<text:span text:style-name="T18">:</text:span></text:p>
          <text:list>
            <text:list-item>
              <text:p text:style-name="P19"><text:span text:style-name="T7">Press and hold Paddle Switch</text:span><text:span text:style-name="T18">.</text:span></text:p>
            </text:list-item>
            <text:list-item>
              <text:p text:style-name="P19"><text:span text:style-name="T18">E</text:span>stablish flight within all TFR limits (roll, pitch, speed, turn rate)<text:span text:style-name="T18">.</text:span></text:p>
            </text:list-item>
            <text:list-item>
              <text:p text:style-name="P19"><text:span text:style-name="T7">R</text:span><text:span text:style-name="T5">elease Paddle Switch</text:span><text:span text:style-name="T18"> to resume TFR flight</text:span>.</text:p>
            </text:list-item>
          </text:list>
        </text:list-item>
      </text:list>
      <text:list text:style-name="L7">
        <text:list-item>
          <text:p text:style-name="P15">TFR emissions from another F-15E can be seen on F-15E's own TEWS. <text:s/>Not sure what effect LPI mode has. <text:s/>TFR emissions seem to be highly directional, and should be short-ranged, but haven't tested much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7T15:24:53.017000000</dc:date>
    <meta:editing-duration>P1DT14H27M15S</meta:editing-duration>
    <meta:editing-cycles>117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52" meta:word-count="637" meta:character-count="3362" meta:non-whitespace-character-count="2803"/>
  </office:meta>
</office:document-meta>
</file>